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4.496cm" fo:margin-left="0.626cm" table:align="left" style:writing-mode="lr-tb"/>
    </style:style>
    <style:style style:name="Tabela1.A" style:family="table-column">
      <style:table-column-properties style:column-width="3.369cm"/>
    </style:style>
    <style:style style:name="Tabela1.B" style:family="table-column">
      <style:table-column-properties style:column-width="11.127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.4" style:family="table-row">
      <style:table-row-properties style:min-row-height="0.123cm" style:keep-together="true" fo:keep-together="auto"/>
    </style:style>
    <style:style style:name="P1" style:family="paragraph" style:parent-style-name="Standard">
      <style:paragraph-properties fo:margin-top="0cm" fo:margin-bottom="0.423cm" style:text-autospace="none"/>
      <style:text-properties fo:color="#000000"/>
    </style:style>
    <style:style style:name="P2" style:family="paragraph" style:parent-style-name="Standard">
      <style:paragraph-properties fo:margin-top="0cm" fo:margin-bottom="0.423cm" style:text-autospace="none" style:snap-to-layout-grid="false"/>
      <style:text-properties fo:color="#000000"/>
    </style:style>
    <style:style style:name="P3" style:family="paragraph" style:parent-style-name="Standard">
      <style:paragraph-properties fo:margin-top="0cm" fo:margin-bottom="0.423cm" fo:text-align="justify" style:justify-single-word="false" style:text-autospace="none"/>
      <style:text-properties fo:color="#000000"/>
    </style:style>
    <style:style style:name="P4" style:family="paragraph" style:parent-style-name="Standard">
      <style:paragraph-properties fo:margin-top="0cm" fo:margin-bottom="0.423cm" style:text-autospace="none"/>
      <style:text-properties fo:color="#000000" fo:font-weight="bold" style:font-weight-asian="bold" style:font-weight-complex="bold"/>
    </style:style>
    <style:style style:name="P5" style:family="paragraph" style:parent-style-name="Standard">
      <style:paragraph-properties fo:margin-left="0cm" fo:margin-right="0cm" fo:text-indent="1.27cm" style:auto-text-indent="false"/>
    </style:style>
    <style:style style:name="P6" style:family="paragraph" style:parent-style-name="Standard">
      <style:paragraph-properties fo:margin-left="1.27cm" fo:margin-right="0cm" fo:text-indent="0cm" style:auto-text-indent="false"/>
    </style:style>
    <style:style style:name="P7" style:family="paragraph" style:parent-style-name="Standard">
      <style:paragraph-properties fo:margin-top="0.106cm" fo:margin-bottom="0cm" fo:text-align="center" style:justify-single-word="false" style:text-autospace="none" style:snap-to-layout-grid="false"/>
      <style:text-properties fo:color="#000000" fo:font-weight="bold" style:font-weight-asian="bold"/>
    </style:style>
    <style:style style:name="P8" style:family="paragraph" style:parent-style-name="Standard">
      <style:paragraph-properties fo:margin-top="0.106cm" fo:margin-bottom="0cm" fo:text-align="justify" style:justify-single-word="false" style:text-autospace="none" style:snap-to-layout-grid="false"/>
      <style:text-properties fo:color="#000000"/>
    </style:style>
    <style:style style:name="P9" style:family="paragraph" style:parent-style-name="Standard">
      <style:paragraph-properties fo:margin-top="0.106cm" fo:margin-bottom="0cm" fo:text-align="justify" style:justify-single-word="false" style:text-autospace="none" style:snap-to-layout-grid="false"/>
    </style:style>
    <style:style style:name="P10" style:family="paragraph" style:parent-style-name="Standard">
      <style:paragraph-properties fo:margin-top="0cm" fo:margin-bottom="0.212cm" fo:text-align="justify" style:justify-single-word="false" style:text-autospace="none"/>
      <style:text-properties fo:color="#000000"/>
    </style:style>
    <style:style style:name="P11" style:family="paragraph" style:parent-style-name="Standard" style:master-page-name="Standard">
      <style:paragraph-properties fo:margin-top="0cm" fo:margin-bottom="0.423cm" style:page-number="auto" style:text-autospace="none"/>
      <style:text-properties fo:color="#000000"/>
    </style:style>
    <style:style style:name="P12" style:family="paragraph" style:parent-style-name="Standard" style:list-style-name="WW8Num6"/>
    <style:style style:name="T1" style:family="text">
      <style:text-properties fo:color="#000000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Lista 1 – estrutura de controle: decisão (sala de aula – tutorados)</text:p>
      <text:p text:style-name="Standard">Assunto:</text:p>
      <text:p text:style-name="P5">Variáveis, instruções de entrada e saída de dados, expressões numéricas e estruturas de decisão.</text:p>
      <text:p text:style-name="Standard"/>
      <text:p text:style-name="Standard">Forma de resolução:</text:p>
      <text:p text:style-name="Standard"><text:tab/>a) Se necessário:</text:p>
      <text:p text:style-name="Standard"><text:tab/>a.1) representar o algoritmo em descrição narrativa, utilizando o seguinte procedimento para análise do problema e definição da solução:</text:p>
      <text:p text:style-name="P6"><text:tab/>a.1.1) Dados de entrada</text:p>
      <text:p text:style-name="P6"><text:tab/>a.1.2) Processamento (instruções a serem realizadas)</text:p>
      <text:p text:style-name="P6"><text:tab/>a.1.3) Dados de saída</text:p>
      <text:p text:style-name="P6">a.2) representar o algoritmo em fluxograma.</text:p>
      <text:p text:style-name="Standard"><text:tab/>b) Representar o algoritmo de solução do problema na linguagem C, com as entradas informadas pelo usuário.</text:p>
      <text:p text:style-name="Standard"/>
      <text:p text:style-name="Standard">Importante:</text:p>
      <text:list xml:id="list33625079" text:style-name="WW8Num6">
        <text:list-item>
          <text:p text:style-name="P12">Chaves</text:p>
          <text:list>
            <text:list-item>
              <text:p text:style-name="P12">Elas delimitam um bloco de instruções (comandos) que estão subordinados a uma cláusula if, else ou else if.</text:p>
            </text:list-item>
            <text:list-item>
              <text:p text:style-name="P12">As instruções delimitadas por um conjunto de chaves deve obrigatoriamente estar identada. Um conjunto de espaços (tab) de avanço.</text:p>
            </text:list-item>
            <text:list-item>
              <text:p text:style-name="P12">Cada chave aberta deve ter a sua correspondente fechada. Para facilitar, sempre, abra uma chave, feche-a e retorne para escrever o código (as instruções) dentro dessas chaves.</text:p>
            </text:list-item>
            <text:list-item>
              <text:p text:style-name="P12">Para haver um teste lógico é obrigatória a existência de if e vice-versa. O teste lógico é colocado dentro de parênteses.</text:p>
            </text:list-item>
          </text:list>
        </text:list-item>
        <text:list-item>
          <text:p text:style-name="P12">Erros:</text:p>
          <text:list>
            <text:list-item>
              <text:p text:style-name="P12">Verificar se as chaves estão corretas</text:p>
            </text:list-item>
            <text:list-item>
              <text:p text:style-name="P12">Verificar se há teste lógico sem if.</text:p>
            </text:list-item>
          </text:list>
        </text:list-item>
      </text:list>
      <text:p text:style-name="Standard"/>
      <text:p text:style-name="P1">Exercícios:</text:p>
      <text:p text:style-name="P4">Importante:<text:span text:style-name="T2"> Sempre que possível utilize estruturas de decisão encadeadas (if, else if … else)</text:span></text:p>
      <text:p text:style-name="P1">1) Elaborar um algoritmo que lê um número que representa uma senha, verifica se a mesma está correta ou não, comparando-a com 12345 e informa "Acesso autorizado" ou "Acesso negado", conforme o caso.</text:p>
      <text:p text:style-name="P1">2) Escreva um algoritmo que leia um número e verifique se ele é maior, menor ou igual a 10.</text:p>
      <text:p text:style-name="P1"><text:soft-page-break/>3) Elaborar um algoritmo que leia uma letra. Se informado ‘F’ ou ‘f’ mostrar a mensagem “pessoa física”, se informado ‘J’ ou ‘j’ mostrar a mensagem “pessoa jurídica” ou "tipo de pessoa inválido" para qualquer outro caractere.</text:p>
      <text:p text:style-name="P1">char Pessoa; //declarar uma variável do tipo char</text:p>
      <text:p text:style-name="P1">scanf(“%c”,&amp;Pessoa); //para ler um char</text:p>
      <text:p text:style-name="P1">if (Pessoa == ‘f’ || Pessoa == ‘F’) //para comparar se o conteúdo armazenado na variável é um determinado caractere.</text:p>
      <text:p text:style-name="P1">4) Escreva um algoritmo que leia um número e verifique se ele se encontra no intervalo entre 5 e 20. Mostre uma mensagem se o número está nesse intervalo.</text:p>
      <text:p text:style-name="P3">5) Escreva um algoritmo que leia um número e verifique se ele se encontra fora do intervalo entre 5 e 20. <text:s/>Mostre uma mensagem se o número está nesse intervalo.</text:p>
      <text:p text:style-name="P1">6) Elaborar um algoritmo que lê um valor que se refere a altura de uma pessoa e mostra uma mensagem conforme a faixa de altura. Utilizar variável do tipo double: 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7">Altura</text:p>
          </table:table-cell>
          <table:table-cell table:style-name="Tabela1.B1" office:value-type="string">
            <text:p text:style-name="P7">Informação mostrada</text:p>
          </table:table-cell>
        </table:table-row>
        <table:table-row table:style-name="Tabela1.1">
          <table:table-cell table:style-name="Tabela1.A1" office:value-type="string">
            <text:p text:style-name="P8">menos que 1,50 </text:p>
          </table:table-cell>
          <table:table-cell table:style-name="Tabela1.B1" office:value-type="string">
            <text:p text:style-name="P8">“abaixo de um metro e meio” </text:p>
          </table:table-cell>
        </table:table-row>
        <table:table-row table:style-name="Tabela1.1">
          <table:table-cell table:style-name="Tabela1.A1" office:value-type="string">
            <text:p text:style-name="P9"><text:span text:style-name="T1">de</text:span><text:span text:style-name="T1"> 1,50 a 1,80 </text:span></text:p>
          </table:table-cell>
          <table:table-cell table:style-name="Tabela1.B1" office:value-type="string">
            <text:p text:style-name="P8">“entre um metro e meio e um metro e oitenta centímetros” </text:p>
          </table:table-cell>
        </table:table-row>
        <table:table-row table:style-name="Tabela1.4">
          <table:table-cell table:style-name="Tabela1.A1" office:value-type="string">
            <text:p text:style-name="P2">mais que 1,80 </text:p>
          </table:table-cell>
          <table:table-cell table:style-name="Tabela1.B1" office:value-type="string">
            <text:p text:style-name="P2">“acima de um metro e oitenta centímetros” </text:p>
          </table:table-cell>
        </table:table-row>
      </table:table>
      <text:p text:style-name="P1"/>
      <text:p text:style-name="P3">7) Elaborar um algoritmo que lê dois valores, verifica se o primeiro é múltiplo do segundo e escreve a mensagem ‘São múltiplos’ ou ‘Não são múltiplos’ dependendo da condição. Verificar para que não seja realizada uma divisão por zero. Nesse caso, informar que não é possível realizar uma divisão por zero.</text:p>
      <text:p text:style-name="P10">8) Faça um algoritmo que leia as 3 notas de um aluno e calcule a sua média ponderada, com os pesos: 2, 3 e 5, respectivamente. E:</text:p>
      <text:p text:style-name="P10">a) Se a média obtida está entre 6 a 10 informar que o aluno está aprovado; </text:p>
      <text:p text:style-name="P10">b) Se a média obtida está entre 4 e 5.9 informar que o aluno está em recuperação. Nesse caso, ler a nota de recuperação e calcular a média final (que é a média entre a média anual e a nota de recuperação). </text:p>
      <text:p text:style-name="P10"><text:tab/>b.1) Se a média final é menor que 5 informar que o aluno está reprovado após recuperação;</text:p>
      <text:p text:style-name="P10"><text:tab/>b.2) Se é igual ou maior que 5 informar que o aluno está aprovado após recuperação;</text:p>
      <text:p text:style-name="P10">c) Se a média obtida é menor que 4 informar que o aluno está reprovado antes da recuperaçã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" style:family="paragraph">
      <style:paragraph-properties fo:orphans="2" fo:widows="2" style:text-autospace="none"/>
      <style:text-properties fo:color="#000000" style:font-name="Times New Roman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Heading_20_4" style:display-name="Heading 4" style:family="paragraph" style:parent-style-name="Default" style:next-style-name="Default" style:default-outline-level="4" style:class="text">
      <style:text-properties fo:color="#000000"/>
    </style:style>
    <style:style style:name="Titulo1" style:family="paragraph" style:parent-style-name="Standard">
      <style:paragraph-properties fo:text-align="justify" style:justify-single-word="false" fo:orphans="0" fo:widows="0"/>
      <style:text-properties fo:font-weight="bold" style:font-weight-asian="bold" style:font-style-complex="italic"/>
    </style:style>
    <style:style style:name="Tabela_20_1" style:display-name="Tabela 1" style:family="paragraph">
      <style:paragraph-properties fo:line-height="150%" fo:text-align="center" style:justify-single-word="false" fo:orphans="2" fo:widows="2"/>
      <style:text-properties fo:color="#000000" style:font-name="Times New Roman" fo:font-size="10pt" fo:language="pt" fo:country="BR" style:font-name-asian="Arial" style:font-size-asian="10pt" style:font-name-complex="Times New Roman" style:font-size-complex="10pt" style:language-complex="ar" style:country-complex="SA" style:font-weight-complex="bold"/>
    </style:style>
    <style:style style:name="Grafico_20_1" style:display-name="Grafico 1" style:family="paragraph">
      <style:paragraph-properties fo:line-height="150%" fo:text-align="center" style:justify-single-word="false" fo:orphans="2" fo:widows="2"/>
      <style:text-properties fo:color="#000000" style:font-name="Times New Roman" fo:font-size="10pt" fo:language="pt" fo:country="BR" style:font-name-asian="Arial" style:font-size-asian="10pt" style:font-name-complex="Times New Roman" style:font-size-complex="10pt" style:language-complex="ar" style:country-complex="SA" style:font-weight-complex="bold"/>
    </style:style>
    <style:style style:name="List_20_Number" style:display-name="List Number" style:family="paragraph" style:parent-style-name="Default" style:next-style-name="Default">
      <style:paragraph-properties fo:margin-top="0cm" fo:margin-bottom="0.423cm"/>
      <style:text-properties fo:color="#000000"/>
    </style:style>
    <style:style style:name="Texto_20_interno" style:display-name="Texto interno" style:family="paragraph" style:parent-style-name="Default" style:next-style-name="Default">
      <style:paragraph-properties fo:margin-top="0.106cm" fo:margin-bottom="0cm"/>
      <style:text-properties fo:color="#0000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Escreva um algoritmo que leia um valor verifique se ele se encontra no intervalo entre (5 ,20]</dc:title>
    <meta:initial-creator>Beatriz</meta:initial-creator>
    <meta:creation-date>2008-12-27T12:48:00</meta:creation-date>
    <dc:creator>Beatriz </dc:creator>
    <dc:date>2012-02-04T13:50:55.95</dc:date>
    <meta:editing-cycles>37</meta:editing-cycles>
    <meta:editing-duration>PT04H52M41S</meta:editing-duration>
    <meta:generator>BrOffice.org/3.2$Win32 OpenOffice.org_project/320m18$Build-9502</meta:generator>
    <meta:document-statistic meta:table-count="1" meta:image-count="0" meta:object-count="0" meta:page-count="2" meta:paragraph-count="46" meta:word-count="661" meta:character-count="3713"/>
  </office:meta>
</office:document-meta>
</file>